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6pt" fo:language="fr" fo:country="FR" officeooo:rsid="0015f77e" officeooo:paragraph-rsid="0015f77e" style:font-size-asian="46pt" style:font-size-complex="46pt"/>
    </style:style>
    <style:style style:name="P2" style:family="paragraph" style:parent-style-name="Standard">
      <style:paragraph-properties fo:text-align="center" style:justify-single-word="false"/>
      <style:text-properties fo:font-size="24pt" fo:language="fr" fo:country="FR" officeooo:rsid="0015f77e" officeooo:paragraph-rsid="0015f77e" style:font-size-asian="21pt" style:font-size-complex="24pt"/>
    </style:style>
    <style:style style:name="P3" style:family="paragraph" style:parent-style-name="Standard">
      <style:paragraph-properties fo:text-align="center" style:justify-single-word="false"/>
      <style:text-properties fo:font-size="24pt" fo:language="fr" fo:country="FR" officeooo:rsid="0015f77e" officeooo:paragraph-rsid="0017cb8e" style:font-size-asian="21pt" style:font-size-complex="24pt"/>
    </style:style>
    <style:style style:name="P4" style:family="paragraph" style:parent-style-name="Standard">
      <style:paragraph-properties fo:text-align="justify" style:justify-single-word="false"/>
      <style:text-properties fo:font-size="12pt" fo:language="fr" fo:country="FR" officeooo:rsid="0015f77e" officeooo:paragraph-rsid="0015f77e" style:font-size-asian="10.5pt" style:font-size-complex="12pt"/>
    </style:style>
    <style:style style:name="P5" style:family="paragraph" style:parent-style-name="Standard">
      <style:paragraph-properties fo:text-align="justify" style:justify-single-word="false"/>
      <style:text-properties fo:font-size="12pt" fo:language="fr" fo:country="FR" officeooo:rsid="0017cb8e" officeooo:paragraph-rsid="0017cb8e" style:font-size-asian="10.5pt" style:font-size-complex="12pt"/>
    </style:style>
    <style:style style:name="P6" style:family="paragraph" style:parent-style-name="Standard">
      <style:paragraph-properties fo:text-align="justify" style:justify-single-word="false"/>
      <style:text-properties fo:font-size="12pt" fo:language="fr" fo:country="FR" officeooo:rsid="001c1169" officeooo:paragraph-rsid="001c1169" style:font-size-asian="10.5pt" style:font-size-complex="12pt"/>
    </style:style>
    <style:style style:name="P7" style:family="paragraph" style:parent-style-name="Standard">
      <style:paragraph-properties fo:text-align="center" style:justify-single-word="false"/>
      <style:text-properties fo:language="fr" fo:country="FR" officeooo:rsid="0015f77e" officeooo:paragraph-rsid="0015f77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TITUTION </text:p>
      <text:p text:style-name="P1"/>
      <text:p text:style-name="P7">Le Gouvernement de la Nation des Mers, conformément à la loi constitutionnelle du 1 Janvier 1804, a proposé, </text:p>
      <text:p text:style-name="P7"/>
      <text:p text:style-name="P7">Le peuple de la Nation des Mers a adopté, </text:p>
      <text:p text:style-name="P7">Le Chef d’État promulgue la loi constitutionnelle dont la teneur suit : </text:p>
      <text:p text:style-name="P7"/>
      <text:p text:style-name="P2">…………………...</text:p>
      <text:p text:style-name="P4"/>
      <text:p text:style-name="P4"/>
      <text:p text:style-name="P4"><text:span text:style-name="T1">ARTICLE 8</text:span>. La Nation des Mers protège par la force si nécessaire tout individu, tout état, tout gouvernement, toute population vivant grâce aux mers et aux océans qui en ferait la demande. Ce devoir sacré est la responsabilité de tous les citoyens de la Nation des Mers.</text:p>
      <text:p text:style-name="P5"/>
      <text:p text:style-name="P6">La Cour Constitutionnelle veille à l’application du présent articl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1T19:45:35.537000000</meta:creation-date>
    <dc:date>2024-03-28T14:15:22.377000000</dc:date>
    <meta:editing-duration>PT1H22M9S</meta:editing-duration>
    <meta:editing-cycles>5</meta:editing-cycles>
    <meta:generator>LibreOffice/7.6.4.1$Windows_X86_64 LibreOffice_project/e19e193f88cd6c0525a17fb7a176ed8e6a3e2aa1</meta:generator>
    <meta:document-statistic meta:table-count="0" meta:image-count="0" meta:object-count="0" meta:page-count="1" meta:paragraph-count="7" meta:word-count="97" meta:character-count="584" meta:non-whitespace-character-count="490"/>
  </office:meta>
</office:document-meta>
</file>